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f789a" officeooo:paragraph-rsid="000f789a"/>
    </style:style>
    <style:style style:name="P2" style:family="paragraph" style:parent-style-name="Subtitle">
      <style:text-properties officeooo:rsid="000f789a" officeooo:paragraph-rsid="000f789a"/>
    </style:style>
    <style:style style:name="P3" style:family="paragraph" style:parent-style-name="Title">
      <style:text-properties officeooo:rsid="000f789a" officeooo:paragraph-rsid="000f789a"/>
    </style:style>
    <style:style style:name="P4" style:family="paragraph" style:parent-style-name="Text_20_body" style:list-style-name="L1">
      <style:text-properties style:font-name="Arial" officeooo:rsid="000f789a" officeooo:paragraph-rsid="000f789a"/>
    </style:style>
    <style:style style:name="P5" style:family="paragraph" style:parent-style-name="Text_20_body" style:list-style-name="L1">
      <style:text-properties style:font-name="Arial" officeooo:rsid="000f789a" officeooo:paragraph-rsid="000f789a" fo:background-color="transparent"/>
    </style:style>
    <style:style style:name="P6" style:family="paragraph" style:parent-style-name="Text_20_body" style:list-style-name="L1">
      <style:text-properties officeooo:rsid="000f789a" officeooo:paragraph-rsid="000f789a"/>
    </style:style>
    <style:style style:name="P7" style:family="paragraph" style:parent-style-name="Text_20_body" style:list-style-name="L1">
      <style:paragraph-properties fo:break-before="page"/>
      <style:text-properties style:font-name="Arial" officeooo:rsid="000f789a" officeooo:paragraph-rsid="000f789a"/>
    </style:style>
    <style:style style:name="T1" style:family="text">
      <style:text-properties style:font-name="Arial"/>
    </style:style>
    <style:style style:name="T2" style:family="text">
      <style:text-properties style:font-name="Arial" officeooo:rsid="000f789a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0d5ab"/>
    </style:style>
    <text:list-style style:name="L1">
      <text:list-level-style-number text:level="1" text:style-name="Numbering_20_Symbols" style:num-prefix="R" style:num-suffix="." style:num-format="1">
        <style:list-level-properties text:list-level-position-and-space-mode="label-alignment">
          <style:list-level-label-alignment text:label-followed-by="space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art Thermostat</text:p>
      <text:p text:style-name="P2"><text:span text:style-name="T5">Specifica dei </text:span>Requisiti Funzionali</text:p>
      <text:p text:style-name="P1"/>
      <text:list xml:id="list8408427842433157922" text:style-name="L1">
        <text:list-item>
          <text:p text:style-name="P7">Smart Thermostat (ST) è alimentato a batteria. Non sono richiesti cavi di alimentazione;</text:p>
        </text:list-item>
        <text:list-item>
          <text:p text:style-name="P4">L'autonomia deve essere superiore ai 6 mesi;</text:p>
        </text:list-item>
        <text:list-item>
          <text:p text:style-name="P6"><text:span text:style-name="T2">S</text:span><text:span text:style-name="T1">T è comandato da una unità a microcontrollore ad 8 bit low power;</text:span></text:p>
        </text:list-item>
        <text:list-item>
          <text:p text:style-name="P4">ST misura dati di temperatura in un intervallo che comprende almeno il range -10 °C -- +75 °C;</text:p>
        </text:list-item>
        <text:list-item>
          <text:p text:style-name="P4">ST misura i dati di temperatura compresi nell'intervallo 0 °C -- 50 °C con un'incertezza inferiore ad 1 °C;</text:p>
        </text:list-item>
        <text:list-item>
          <text:p text:style-name="P4">ST comunica i dati di temperatura acquisiti al gateway via radio. Non sono richiesti cavi dati;</text:p>
        </text:list-item>
        <text:list-item>
          <text:p text:style-name="P4">ST fornisce due contatti puliti in uscita il cui stato è comandato dalla logica interna;</text:p>
        </text:list-item>
        <text:list-item>
          <text:p text:style-name="P4">ST notifica all'utente lo stato di base di funzionamento attraverso un LED diagnostico;</text:p>
        </text:list-item>
        <text:list-item>
          <text:p text:style-name="P4">E' possibile connettere ST ad un PC per attività basilari di debug e/o configurazione;</text:p>
        </text:list-item>
        <text:list-item>
          <text:p text:style-name="P4">ST è configurabile;</text:p>
        </text:list-item>
        <text:list-item>
          <text:p text:style-name="P4">In caso di mancata comunicazione con il gateway ST immagazzina i dati all'interno di una memoria Flash;</text:p>
        </text:list-item>
        <text:list-item>
          <text:p text:style-name="P4">La memoria Flash deve essere in grado di contenere un numero almeno pari a <text:span text:style-name="T3">N </text:span><text:span text:style-name="T4">misurazioni;</text:span></text:p>
          <text:p text:style-name="P5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S</meta:editing-duration>
    <meta:editing-cycles>4</meta:editing-cycles>
    <meta:generator>LibreOffice/4.3.0.4$Windows_x86 LibreOffice_project/62ad5818884a2fc2e5780dd45466868d41009ec0</meta:generator>
    <dc:date>2014-10-06T12:59:05.975000000</dc:date>
    <meta:document-statistic meta:table-count="0" meta:image-count="0" meta:object-count="0" meta:page-count="2" meta:paragraph-count="14" meta:word-count="182" meta:character-count="1055" meta:non-whitespace-character-count="899"/>
    <meta:user-defined meta:name="Info 1"/>
    <meta:user-defined meta:name="Info 2"/>
    <meta:user-defined meta:name="Info 3"/>
    <meta:user-defined meta:name="Info 4"/>
  </office:meta>
</office:document-meta>
</file>